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b8d" officeooo:paragraph-rsid="0009eb8d" fo:background-color="#ffff00"/>
    </style:style>
    <style:style style:name="P2" style:family="paragraph" style:parent-style-name="Standard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PIL import Image, ImageOps</text:p>
      <text:p text:style-name="Standard"/>
      <text:p text:style-name="P1"># make a variable for the frame % so that it is easy to modify</text:p>
      <text:p text:style-name="Standard"/>
      <text:p text:style-name="P2">#input( the directory path where the photos i want to add frames to are )</text:p>
      <text:p text:style-name="P2">#if they dont exist, create two directories called framed and unframed respectively</text:p>
      <text:p text:style-name="Standard"/>
      <text:p text:style-name="P2"/>
      <text:p text:style-name="P1">#apply the framing process to every .jpg file</text:p>
      <text:p text:style-name="Standard">img = Image.open("image.jpg")</text:p>
      <text:p text:style-name="Standard"/>
      <text:p text:style-name="Standard"># Get width and height</text:p>
      <text:p text:style-name="Standard">width, height = img.size</text:p>
      <text:p text:style-name="Standard"/>
      <text:p text:style-name="Standard"># Determine the longer axis</text:p>
      <text:p text:style-name="Standard">longer_axis = max(width, height)</text:p>
      <text:p text:style-name="Standard"/>
      <text:p text:style-name="Standard"># 5% of the longer axis (must be an int)</text:p>
      <text:p text:style-name="Standard">border_size = int(longer_axis * 0.05)</text:p>
      <text:p text:style-name="Standard"/>
      <text:p text:style-name="Standard"># Add white frame</text:p>
      <text:p text:style-name="Standard">framed = ImageOps.expand(</text:p>
      <text:p text:style-name="Standard"><text:s text:c="4"/>img,</text:p>
      <text:p text:style-name="Standard"><text:s text:c="4"/>border=border_size,</text:p>
      <text:p text:style-name="Standard"><text:s text:c="4"/>fill="white"</text:p>
      <text:p text:style-name="Standard">)</text:p>
      <text:p text:style-name="Standard"/>
      <text:p text:style-name="Standard">framed.save("framed.jpg")</text:p>
      <text:p text:style-name="P1">#save images with their original file names in framed direc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00:01:52.899874277</meta:creation-date>
    <dc:date>2026-01-05T00:10:15.818077378</dc:date>
    <meta:editing-duration>PT8M23S</meta:editing-duration>
    <meta:editing-cycles>1</meta:editing-cycles>
    <meta:document-statistic meta:table-count="0" meta:image-count="0" meta:object-count="0" meta:page-count="1" meta:paragraph-count="20" meta:word-count="113" meta:character-count="683" meta:non-whitespace-character-count="578"/>
    <meta:generator>LibreOffice/25.8.4.2$Linux_X86_64 LibreOffice_project/580$Build-2</meta:generator>
  </office:meta>
</office:document-meta>
</file>